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eorgia" svg:font-family="Georgia"/>
    <style:font-face style:name="Lato" svg:font-family="Lato, sans-serif"/>
    <style:font-face style:name="Montserrat" svg:font-family="Montserrat, sans-serif"/>
    <style:font-face style:name="Raleway" svg:font-family="Raleway, sans-serif"/>
    <style:font-face style:name="Roboto Mono" svg:font-family="'Roboto Mono',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officeooo:rsid="0005aab2" officeooo:paragraph-rsid="0005aab2" style:font-weight-asian="bold" style:font-weight-complex="bold"/>
    </style:style>
    <style:style style:name="P3" style:family="paragraph" style:parent-style-name="Standard">
      <style:paragraph-properties fo:text-align="start" style:justify-single-word="false"/>
      <style:text-properties fo:font-weight="bold" officeooo:rsid="0005aab2" officeooo:paragraph-rsid="0005aab2" style:font-weight-asian="bold" style:font-weight-complex="bold"/>
    </style:style>
    <style:style style:name="P4" style:family="paragraph" style:parent-style-name="Standard">
      <style:paragraph-properties fo:text-align="start" style:justify-single-word="false"/>
      <style:text-properties fo:font-weight="bold" officeooo:paragraph-rsid="0005aab2" style:font-weight-asian="bold" style:font-weight-complex="bold"/>
    </style:style>
    <style:style style:name="P5" style:family="paragraph" style:parent-style-name="Standard">
      <style:paragraph-properties fo:text-align="start" style:justify-single-word="false"/>
      <style:text-properties fo:font-weight="normal" officeooo:rsid="0005aab2" officeooo:paragraph-rsid="0005aab2" style:font-weight-asian="normal" style:font-weight-complex="normal"/>
    </style:style>
    <style:style style:name="P6" style:family="paragraph" style:parent-style-name="Standard">
      <style:paragraph-properties fo:text-align="start" style:justify-single-word="false"/>
      <style:text-properties officeooo:paragraph-rsid="0005aab2"/>
    </style:style>
    <style:style style:name="P7" style:family="paragraph" style:parent-style-name="Standard">
      <style:text-properties style:font-name="Liberation Serif" fo:font-size="12pt" style:font-size-asian="12pt" style:font-size-complex="12pt"/>
    </style:style>
    <style:style style:name="P8" style:family="paragraph" style:parent-style-name="Standard" style:list-style-name="L4">
      <style:text-properties style:font-name="Liberation Serif" fo:font-size="12pt" style:font-size-asian="12pt" style:font-size-complex="12pt"/>
    </style:style>
    <style:style style:name="P9" style:family="paragraph" style:parent-style-name="Standard" style:list-style-name="L5">
      <style:text-properties style:font-name="Liberation Serif" fo:font-size="12pt" style:font-size-asian="12pt" style:font-size-complex="12pt"/>
    </style:style>
    <style:style style:name="P10" style:family="paragraph" style:parent-style-name="Standard" style:list-style-name="L5">
      <style:text-properties style:font-name="Liberation Serif" fo:font-size="12pt" officeooo:paragraph-rsid="000a0207" style:font-size-asian="12pt" style:font-size-complex="12pt"/>
    </style:style>
    <style:style style:name="P11" style:family="paragraph" style:parent-style-name="Standard">
      <style:text-properties style:font-name="Liberation Serif" fo:font-size="12pt" officeooo:paragraph-rsid="000a0207" style:font-size-asian="12pt" style:font-size-complex="12pt"/>
    </style:style>
    <style:style style:name="P12" style:family="paragraph" style:parent-style-name="Standard" style:list-style-name="L7">
      <style:text-properties style:font-name="Liberation Serif" fo:font-size="12pt" officeooo:paragraph-rsid="000a0207" style:font-size-asian="12pt" style:font-size-complex="12pt"/>
    </style:style>
    <style:style style:name="P13" style:family="paragraph" style:parent-style-name="Standard" style:list-style-name="L11">
      <style:text-properties style:font-name="Liberation Serif" fo:font-size="12pt" style:font-size-asian="12pt" style:font-size-complex="12pt"/>
    </style:style>
    <style:style style:name="P14" style:family="paragraph" style:parent-style-name="Standard" style:list-style-name="L12">
      <style:text-properties style:font-name="Liberation Serif" fo:font-size="12pt" style:font-size-asian="12pt" style:font-size-complex="12pt"/>
    </style:style>
    <style:style style:name="P15" style:family="paragraph" style:parent-style-name="Standard" style:list-style-name="L12">
      <style:text-properties style:font-name="Liberation Serif" fo:font-size="12pt" officeooo:paragraph-rsid="000a0207" style:font-size-asian="12pt" style:font-size-complex="12pt"/>
    </style:style>
    <style:style style:name="P16" style:family="paragraph" style:parent-style-name="Standard" style:list-style-name="L13">
      <style:text-properties style:font-name="Liberation Serif" fo:font-size="12pt" officeooo:paragraph-rsid="000a0207" style:font-size-asian="12pt" style:font-size-complex="12pt"/>
    </style:style>
    <style:style style:name="P17" style:family="paragraph" style:parent-style-name="Standard">
      <style:text-properties style:font-name="Liberation Serif" fo:font-size="12pt" fo:font-style="normal" style:text-underline-style="none" fo:font-weight="bold" style:font-size-asian="12pt" style:font-style-asian="normal" style:font-weight-asian="bold" style:font-size-complex="12pt" style:font-style-complex="normal" style:font-weight-complex="bold"/>
    </style:style>
    <style:style style:name="P18" style:family="paragraph" style:parent-style-name="Standard">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P20" style:family="paragraph" style:parent-style-name="Standard">
      <style:text-properties style:font-name="Liberation Serif" fo:font-size="12pt" fo:font-weight="normal" style:font-size-asian="12pt" style:font-weight-asian="normal" style:font-size-complex="12pt" style:font-weight-complex="normal"/>
    </style:style>
    <style:style style:name="P21" style:family="paragraph" style:parent-style-name="Standard">
      <style:text-properties style:font-name="Liberation Serif" fo:font-size="12pt" fo:font-weight="normal" officeooo:paragraph-rsid="000b76e3" style:font-size-asian="12pt" style:font-weight-asian="normal" style:font-size-complex="12pt" style:font-weight-complex="normal"/>
    </style:style>
    <style:style style:name="P22" style:family="paragraph" style:parent-style-name="Standard" style:list-style-name="L15">
      <style:text-properties style:font-name="Liberation Serif" fo:font-size="12pt" fo:font-weight="normal" style:font-size-asian="12pt" style:font-weight-asian="normal" style:font-size-complex="12pt" style:font-weight-complex="normal"/>
    </style:style>
    <style:style style:name="P23" style:family="paragraph" style:parent-style-name="Standard" style:list-style-name="L15">
      <style:text-properties style:font-name="Liberation Serif" fo:font-size="12pt" fo:font-weight="normal" officeooo:paragraph-rsid="000b76e3" style:font-size-asian="12pt" style:font-weight-asian="normal" style:font-size-complex="12pt" style:font-weight-complex="normal"/>
    </style:style>
    <style:style style:name="P24" style:family="paragraph" style:parent-style-name="Standard">
      <style:text-properties style:use-window-font-color="true" style:font-name="Liberation Serif" fo:font-size="12pt" fo:font-style="normal" style:font-size-asian="12pt" style:font-style-asian="normal" style:font-size-complex="12pt" style:font-style-complex="normal"/>
    </style:style>
    <style:style style:name="P25" style:family="paragraph" style:parent-style-name="Standard">
      <style:text-properties style:use-window-font-color="true" style:font-name="Liberation Serif" fo:font-size="12pt" fo:font-weight="normal" style:font-size-asian="12pt" style:font-weight-asian="normal" style:font-size-complex="12pt" style:font-weight-complex="normal"/>
    </style:style>
    <style:style style:name="P26" style:family="paragraph" style:parent-style-name="Standard" style:list-style-name="L15">
      <style:text-properties style:use-window-font-color="true" style:font-name="Liberation Serif" fo:font-size="12pt" fo:font-weight="normal" style:font-size-asian="12pt" style:font-weight-asian="normal" style:font-size-complex="12pt" style:font-weight-complex="normal"/>
    </style:style>
    <style:style style:name="P27" style:family="paragraph" style:parent-style-name="Standard">
      <style:text-properties style:use-window-font-color="true" fo:font-style="normal" style:font-style-asian="normal" style:font-style-complex="normal"/>
    </style:style>
    <style:style style:name="P28" style:family="paragraph" style:parent-style-name="Standard" style:list-style-name="L1"/>
    <style:style style:name="P29" style:family="paragraph" style:parent-style-name="Standard" style:list-style-name="L2"/>
    <style:style style:name="P30" style:family="paragraph" style:parent-style-name="Standard">
      <style:text-properties officeooo:paragraph-rsid="00085e47"/>
    </style:style>
    <style:style style:name="P31" style:family="paragraph" style:parent-style-name="Standard" style:list-style-name="L4"/>
    <style:style style:name="P32" style:family="paragraph" style:parent-style-name="Standard" style:list-style-name="L5">
      <style:text-properties officeooo:paragraph-rsid="000a0207"/>
    </style:style>
    <style:style style:name="P33" style:family="paragraph" style:parent-style-name="Standard" style:list-style-name="L7"/>
    <style:style style:name="P34" style:family="paragraph" style:parent-style-name="Standard" style:list-style-name="L7">
      <style:text-properties officeooo:paragraph-rsid="000a0207"/>
    </style:style>
    <style:style style:name="P35" style:family="paragraph" style:parent-style-name="Standard" style:list-style-name="L11"/>
    <style:style style:name="P36" style:family="paragraph" style:parent-style-name="Standard" style:list-style-name="L11">
      <style:text-properties officeooo:paragraph-rsid="000a0207"/>
    </style:style>
    <style:style style:name="P37" style:family="paragraph" style:parent-style-name="Standard" style:list-style-name="L13"/>
    <style:style style:name="P38" style:family="paragraph" style:parent-style-name="Standard" style:list-style-name="L14">
      <style:text-properties officeooo:paragraph-rsid="000b76e3"/>
    </style:style>
    <style:style style:name="P39" style:family="paragraph" style:parent-style-name="Standard" style:list-style-name="L15"/>
    <style:style style:name="P40" style:family="paragraph" style:parent-style-name="Standard" style:list-style-name="L15">
      <style:text-properties officeooo:paragraph-rsid="000b76e3"/>
    </style:style>
    <style:style style:name="T1" style:family="text">
      <style:text-properties officeooo:rsid="0005aab2"/>
    </style:style>
    <style:style style:name="T2"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tyle-asian="normal" style:font-weight-asian="normal" style:font-size-complex="12pt" style:font-style-complex="normal" style:font-weight-complex="normal"/>
    </style:style>
    <style:style style:name="T3" style:family="text">
      <style:text-properties fo:font-variant="normal" fo:text-transform="none" fo:color="#000000" style:text-line-through-style="none" style:text-line-through-type="none"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blinking="false" fo:background-color="transparent" loext:char-shading-value="0" style:font-style-asian="normal" style:font-style-complex="normal"/>
    </style:style>
    <style:style style:name="T5" style:family="text">
      <style:text-properties fo:font-variant="normal" fo:text-transform="none" fo:color="#000000" fo:background-color="transparent" loext:char-shading-value="0"/>
    </style:style>
    <style:style style:name="T6" style:family="text">
      <style:text-properties fo:font-variant="normal" fo:text-transform="none" fo:color="#000000" style:font-name="Liberation Serif" fo:font-size="12pt" fo:font-style="italic" style:text-underline-style="solid" style:text-underline-width="auto" style:text-underline-color="font-color" fo:font-weight="bold" fo:background-color="transparent" loext:char-shading-value="0" style:font-size-asian="12pt" style:font-size-complex="12pt"/>
    </style:style>
    <style:style style:name="T7" style:family="text">
      <style:text-properties fo:font-variant="normal" fo:text-transform="none" fo:color="#000000" style:font-name="Liberation Serif" fo:font-size="12pt" fo:font-style="italic" style:text-underline-style="solid" style:text-underline-width="auto" style:text-underline-color="font-color" fo:font-weight="bold" fo:background-color="transparent" loext:char-shading-value="0" style:font-size-asian="12pt" style:font-weight-asian="bold" style:font-size-complex="12pt" style:font-weight-complex="bold"/>
    </style:style>
    <style:style style:name="T8" style:family="text">
      <style:text-properties fo:font-variant="normal" fo:text-transform="none" fo:color="#000000" style:font-name="Liberation Serif" fo:font-size="12pt" fo:font-style="italic" style:text-underline-style="solid" style:text-underline-width="auto" style:text-underline-color="font-color" fo:font-weight="bold" fo:background-color="transparent" loext:char-shading-value="0" style:font-size-asian="12pt" style:font-style-asian="italic" style:font-weight-asian="bold" style:font-size-complex="12pt" style:font-style-complex="italic" style:font-weight-complex="bold"/>
    </style:style>
    <style:style style:name="T9" style:family="text">
      <style:text-properties fo:font-variant="normal" fo:text-transform="none" fo:color="#000000" style:font-name="Liberation Serif" fo:font-size="12pt" fo:font-style="italic" style:text-underline-style="solid" style:text-underline-width="auto" style:text-underline-color="font-color" fo:font-weight="normal" fo:background-color="transparent" loext:char-shading-value="0" style:font-size-asian="12pt" style:font-weight-asian="normal" style:font-size-complex="12pt" style:font-weight-complex="normal"/>
    </style:style>
    <style:style style:name="T10" style:family="text">
      <style:text-properties fo:font-variant="normal" fo:text-transform="none" fo:color="#000000" style:font-name="Liberation Serif" fo:font-size="12pt" fo:font-style="normal" style:text-underline-style="solid" style:text-underline-width="auto" style:text-underline-color="font-color" fo:font-weight="bold" fo:background-color="transparent" loext:char-shading-value="0" style:font-size-asian="12pt" style:font-style-asian="normal" style:font-weight-asian="bold" style:font-size-complex="12pt" style:font-style-complex="normal" style:font-weight-complex="bold"/>
    </style:style>
    <style:style style:name="T11" style:family="text">
      <style:text-properties fo:font-variant="normal" fo:text-transform="none" fo:color="#000000" style:font-name="Liberation Serif" fo:font-size="12pt" fo:font-style="normal" style:text-underline-style="none" fo:font-weight="bold" fo:background-color="transparent" loext:char-shading-value="0" style:font-size-asian="12pt" style:font-style-asian="normal" style:font-weight-asian="bold" style:font-size-complex="12pt" style:font-style-complex="normal" style:font-weight-complex="bold"/>
    </style:style>
    <style:style style:name="T12" style:family="text">
      <style:text-properties fo:font-variant="normal" fo:text-transform="none" fo:color="#000000" style:font-name="Liberation Serif" fo:font-size="22pt" fo:font-style="italic" style:text-underline-style="solid" style:text-underline-width="auto" style:text-underline-color="font-color" fo:font-weight="bold" fo:background-color="transparent" loext:char-shading-value="0"/>
    </style:style>
    <style:style style:name="T13" style:family="text">
      <style:text-properties fo:font-variant="normal" fo:text-transform="none" fo:color="#000000" style:font-name="Georgia" fo:font-size="22pt" fo:font-style="italic" style:text-underline-style="solid" style:text-underline-width="auto" style:text-underline-color="font-color" fo:font-weight="bold" fo:background-color="transparent" loext:char-shading-value="0"/>
    </style:style>
    <style:style style:name="T14" style:family="text">
      <style:text-properties fo:font-variant="normal" fo:text-transform="none" fo:color="#000000" fo:font-style="normal" fo:background-color="transparent" loext:char-shading-value="0" style:font-style-asian="normal" style:font-style-complex="normal"/>
    </style:style>
    <style:style style:name="T15" style:family="text">
      <style:text-properties fo:font-variant="normal" fo:text-transform="none" fo:color="#333333" style:text-line-through-style="none" style:text-line-through-type="none" style:font-name="Raleway" fo:font-size="17pt" fo:font-style="normal" style:text-underline-style="none" fo:font-weight="bold" style:text-blinking="false" fo:background-color="#ffffff" loext:char-shading-value="0"/>
    </style:style>
    <style:style style:name="T16" style:family="text">
      <style:text-properties fo:font-variant="normal" fo:text-transform="none" fo:color="#333333" style:text-line-through-style="none" style:text-line-through-type="none" style:font-name="Raleway" fo:font-size="28pt" fo:font-style="italic" style:text-underline-style="none" fo:font-weight="bold" style:text-blinking="false" fo:background-color="#ffffff" loext:char-shading-value="0"/>
    </style:style>
    <style:style style:name="T17" style:family="text">
      <style:text-properties fo:font-variant="normal" fo:text-transform="none" fo:color="#333333" style:text-line-through-style="none" style:text-line-through-type="none" fo:font-size="17pt" fo:font-style="normal" style:text-underline-style="none" fo:font-weight="bold" style:text-blinking="false" fo:background-color="#ffffff" loext:char-shading-value="0"/>
    </style:style>
    <style:style style:name="T18" style:family="text">
      <style:text-properties fo:font-variant="normal" fo:text-transform="none" fo:color="#333333" style:text-line-through-style="none" style:text-line-through-type="none" style:font-name="Liberation Serif" fo:font-size="12pt" fo:font-style="italic" style:text-underline-style="none" fo:font-weight="bold" style:text-blinking="false" fo:background-color="#ffffff" loext:char-shading-value="0" style:font-size-asian="12pt" style:font-size-complex="12pt"/>
    </style:style>
    <style:style style:name="T19" style:family="text">
      <style:text-properties fo:font-variant="normal" fo:text-transform="none" fo:color="#333333" style:text-line-through-style="none" style:text-line-through-type="none" style:font-name="Liberation Serif" fo:font-size="12pt" fo:font-style="italic" style:text-underline-style="none" fo:font-weight="bold" style:text-blinking="false" fo:background-color="#ffffff" loext:char-shading-value="0" style:font-size-asian="12pt" style:font-weight-asian="bold" style:font-size-complex="12pt" style:font-weight-complex="bold"/>
    </style:style>
    <style:style style:name="T20" style:family="text">
      <style:text-properties fo:font-variant="normal" fo:text-transform="none" fo:color="#333333" style:text-line-through-style="none" style:text-line-through-type="none" style:font-name="Liberation Serif" fo:font-size="12pt" fo:font-style="italic" style:text-underline-style="none" fo:font-weight="normal" style:text-blinking="false" fo:background-color="#ffffff" loext:char-shading-value="0" style:font-size-asian="12pt" style:font-weight-asian="normal" style:font-size-complex="12pt" style:font-weight-complex="normal"/>
    </style:style>
    <style:style style:name="T21" style:family="text">
      <style:text-properties fo:font-variant="normal" fo:text-transform="none" fo:color="#333333" style:text-line-through-style="none" style:text-line-through-type="none" style:font-name="Liberation Serif" fo:font-size="12pt" fo:font-style="italic" style:text-underline-style="none" fo:font-weight="normal" style:text-blinking="false" fo:background-color="#ffffff" loext:char-shading-value="0" style:font-size-asian="12pt" style:font-style-asian="italic" style:font-weight-asian="normal" style:font-size-complex="12pt" style:font-style-complex="italic" style:font-weight-complex="normal"/>
    </style:style>
    <style:style style:name="T22" style:family="text">
      <style:text-properties fo:font-variant="normal" fo:text-transform="none" fo:color="#333333" style:text-line-through-style="none" style:text-line-through-type="none" style:font-name="Liberation Serif" fo:font-size="12pt" fo:font-style="normal" style:text-underline-style="none" fo:font-weight="normal" style:text-blinking="false" fo:background-color="#ffffff" loext:char-shading-value="0" style:font-size-asian="12pt" style:font-style-asian="normal" style:font-weight-asian="normal" style:font-size-complex="12pt" style:font-style-complex="normal" style:font-weight-complex="normal"/>
    </style:style>
    <style:style style:name="T23" style:family="text">
      <style:text-properties fo:font-variant="normal" fo:text-transform="none" fo:color="#333333" style:text-line-through-style="none" style:text-line-through-type="none" style:font-name="Liberation Serif" fo:font-size="28pt" fo:font-style="italic" style:text-underline-style="none" fo:font-weight="bold" style:text-blinking="false" fo:background-color="#ffffff" loext:char-shading-value="0"/>
    </style:style>
    <style:style style:name="T24" style:family="text">
      <style:text-properties fo:font-variant="normal" fo:text-transform="none" fo:color="#333333" style:text-line-through-style="none" style:text-line-through-type="none" fo:font-style="normal" style:text-underline-style="none" fo:font-weight="bold" style:text-blinking="false" fo:background-color="#ffffff" loext:char-shading-value="0"/>
    </style:style>
    <style:style style:name="T25" style:family="text">
      <style:text-properties fo:font-variant="normal" fo:text-transform="none" fo:color="#333333" style:text-line-through-style="none" style:text-line-through-type="none" fo:font-style="normal" style:text-underline-style="none" style:text-blinking="false" fo:background-color="#ffffff" loext:char-shading-value="0"/>
    </style:style>
    <style:style style:name="T26" style:family="text">
      <style:text-properties fo:font-variant="normal" fo:text-transform="none" style:text-line-through-style="none" style:text-line-through-type="none" style:text-underline-style="none" style:text-blinking="false" fo:background-color="#ffffff" loext:char-shading-value="0"/>
    </style:style>
    <style:style style:name="T27" style:family="text">
      <style:text-properties fo:font-variant="normal" fo:text-transform="none" style:text-line-through-style="none" style:text-line-through-type="none" style:text-underline-style="none" fo:font-weight="normal" style:text-blinking="false" fo:background-color="#ffffff" loext:char-shading-value="0"/>
    </style:style>
    <style:style style:name="T28" style:family="text">
      <style:text-properties fo:font-variant="normal" fo:text-transform="none" style:text-line-through-style="none" style:text-line-through-type="none" style:text-underline-style="none" fo:font-weight="bold" style:text-blinking="false" fo:background-color="#ffffff" loext:char-shading-value="0"/>
    </style:style>
    <style:style style:name="T29" style:family="text">
      <style:text-properties fo:font-variant="normal" fo:text-transform="none" style:text-line-through-style="none" style:text-line-through-type="none" fo:font-style="italic" style:text-underline-style="none" style:text-blinking="false" fo:background-color="#ffffff" loext:char-shading-value="0"/>
    </style:style>
    <style:style style:name="T30" style:family="text">
      <style:text-properties fo:font-variant="normal" fo:text-transform="none" style:text-line-through-style="none" style:text-line-through-type="none" style:text-blinking="false" fo:background-color="transparent" loext:char-shading-value="0"/>
    </style:style>
    <style:style style:name="T31"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32" style:family="text">
      <style:text-properties fo:font-variant="normal" fo:text-transform="none" style:text-line-through-style="none" style:text-line-through-type="none" fo:font-style="normal" style:text-underline-style="none" officeooo:rsid="000b76e3" style:text-blinking="false" fo:background-color="transparent" loext:char-shading-value="0"/>
    </style:style>
    <style:style style:name="T33" style:family="text">
      <style:text-properties fo:font-variant="normal" fo:text-transform="none" style:text-line-through-style="none" style:text-line-through-type="none" fo:font-style="normal" style:text-underline-style="none" style:text-blinking="false" fo:background-color="#ffffff" loext:char-shading-value="0"/>
    </style:style>
    <style:style style:name="T34" style:family="text">
      <style:text-properties fo:font-variant="normal" fo:text-transform="none" style:use-window-font-color="true" style:text-line-through-style="none" style:text-line-through-type="none" style:font-name="Liberation Serif" fo:font-size="12pt" fo:font-style="normal" style:text-underline-style="none" fo:font-weight="normal" style:text-blinking="false" fo:background-color="#ffffff" loext:char-shading-value="0" style:font-size-asian="12pt" style:font-style-asian="normal" style:font-weight-asian="normal" style:font-size-complex="12pt" style:font-style-complex="normal" style:font-weight-complex="normal"/>
    </style:style>
    <style:style style:name="T35" style:family="text">
      <style:text-properties fo:font-variant="normal" fo:text-transform="none" style:use-window-font-color="true" style:text-line-through-style="none" style:text-line-through-type="none" style:font-name="Liberation Serif" fo:font-size="12pt" fo:font-style="normal" style:text-underline-style="none" fo:font-weight="normal" officeooo:rsid="0005aab2" style:text-blinking="false" fo:background-color="#ffffff" loext:char-shading-value="0" style:font-size-asian="12pt" style:font-style-asian="normal" style:font-weight-asian="normal" style:font-size-complex="12pt" style:font-style-complex="normal" style:font-weight-complex="normal"/>
    </style:style>
    <style:style style:name="T36" style:family="text">
      <style:text-properties fo:font-variant="normal" fo:text-transform="none" style:use-window-font-color="true" style:text-line-through-style="none" style:text-line-through-type="none" style:font-name="Liberation Serif" fo:font-size="12pt" fo:font-style="normal" style:text-underline-style="none" fo:font-weight="normal" officeooo:rsid="000b76e3" style:text-blinking="false" fo:background-color="#ffffff" loext:char-shading-value="0" style:font-size-asian="12pt" style:font-style-asian="normal" style:font-weight-asian="normal" style:font-size-complex="12pt" style:font-style-complex="normal" style:font-weight-complex="normal"/>
    </style:style>
    <style:style style:name="T37" style:family="text">
      <style:text-properties fo:font-variant="normal" fo:text-transform="none" style:use-window-font-color="true" style:text-line-through-style="none" style:text-line-through-type="none" style:font-name="Liberation Serif" fo:font-size="12pt" fo:font-style="normal" style:text-underline-style="none" officeooo:rsid="0005aab2" style:text-blinking="false" fo:background-color="#ffffff" loext:char-shading-value="0" style:font-size-asian="12pt" style:font-style-asian="normal" style:font-size-complex="12pt" style:font-style-complex="normal"/>
    </style:style>
    <style:style style:name="T38" style:family="text">
      <style:text-properties fo:font-variant="normal" fo:text-transform="none" style:use-window-font-color="true" style:text-line-through-style="none" style:text-line-through-type="none" style:font-name="Liberation Serif" fo:font-size="12pt" style:text-underline-style="none" fo:font-weight="normal" style:text-blinking="false" fo:background-color="#ffffff" loext:char-shading-value="0" style:font-size-asian="12pt" style:font-weight-asian="normal" style:font-size-complex="12pt" style:font-weight-complex="normal"/>
    </style:style>
    <style:style style:name="T39" style:family="text">
      <style:text-properties fo:font-variant="normal" fo:text-transform="none" style:use-window-font-color="true" style:text-line-through-style="none" style:text-line-through-type="none" style:font-name="Liberation Serif" fo:font-size="12pt" fo:font-weight="normal" style:text-blinking="false" fo:background-color="#ffffff" loext:char-shading-value="0" style:font-size-asian="12pt" style:font-weight-asian="normal" style:font-size-complex="12pt" style:font-weight-complex="normal"/>
    </style:style>
    <style:style style:name="T40" style:family="text">
      <style:text-properties fo:font-variant="normal" fo:text-transform="none" style:use-window-font-color="true" style:text-line-through-style="none" style:text-line-through-type="none" style:font-name="Liberation Serif" fo:font-size="12pt" fo:font-weight="normal" officeooo:rsid="000a0207" style:text-blinking="false" fo:background-color="#ffffff" loext:char-shading-value="0" style:font-size-asian="12pt" style:font-weight-asian="normal" style:font-size-complex="12pt" style:font-weight-complex="normal"/>
    </style:style>
    <style:style style:name="T41" style:family="text">
      <style:text-properties fo:font-variant="normal" fo:text-transform="none" style:use-window-font-color="true" style:text-line-through-style="none" style:text-line-through-type="none" style:text-underline-style="none" officeooo:rsid="0005aab2" style:text-blinking="false" fo:background-color="#ffffff" loext:char-shading-value="0"/>
    </style:style>
    <style:style style:name="T42" style:family="text">
      <style:text-properties fo:font-variant="normal" fo:text-transform="none" fo:color="#1a1a1a" style:text-line-through-style="none" style:text-line-through-type="none" style:font-name="Liberation Serif" fo:font-size="12pt" fo:font-style="normal" style:text-underline-style="none" officeooo:rsid="0005aab2" style:text-blinking="false" fo:background-color="transparent" loext:char-shading-value="0" style:font-size-asian="12pt" style:font-style-asian="normal" style:font-size-complex="12pt" style:font-style-complex="normal"/>
    </style:style>
    <style:style style:name="T43" style:family="text">
      <style:text-properties fo:font-variant="normal" fo:text-transform="none" fo:background-color="transparent" loext:char-shading-value="0"/>
    </style:style>
    <style:style style:name="T44" style:family="text">
      <style:text-properties fo:font-variant="normal" fo:text-transform="none" fo:color="#212121" style:text-line-through-style="none" style:text-line-through-type="none" fo:font-style="normal" style:text-underline-style="none" fo:font-weight="normal" style:text-blinking="false" fo:background-color="transparent" loext:char-shading-value="0"/>
    </style:style>
    <style:style style:name="T45" style:family="text">
      <style:text-properties fo:font-variant="normal" fo:text-transform="none" fo:color="#212121" style:text-line-through-style="none" style:text-line-through-type="none" fo:font-style="normal" style:text-underline-style="none" fo:font-weight="bold" style:text-blinking="false" fo:background-color="transparent" loext:char-shading-value="0"/>
    </style:style>
    <style:style style:name="T46" style:family="text">
      <style:text-properties fo:font-variant="normal" fo:text-transform="none" fo:color="#212121" style:text-line-through-style="none" style:text-line-through-type="none" fo:font-style="normal" style:text-underline-style="none" style:text-blinking="false" fo:background-color="transparent" loext:char-shading-value="0"/>
    </style:style>
    <style:style style:name="T47" style:family="text">
      <style:text-properties fo:font-variant="normal" fo:text-transform="none" fo:color="#212121"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48" style:family="text">
      <style:text-properties fo:font-variant="normal" fo:text-transform="none" fo:color="#212121" style:text-line-through-style="none" style:text-line-through-type="none" style:font-name="Liberation Serif" fo:font-size="12pt" fo:font-style="normal" style:text-underline-style="none" fo:font-weight="bold" style:text-blinking="false" fo:background-color="transparent" loext:char-shading-value="0" style:font-size-asian="12pt" style:font-size-complex="12pt"/>
    </style:style>
    <style:style style:name="T49" style:family="text">
      <style:text-properties fo:font-variant="normal" fo:text-transform="none" fo:color="#212121" style:text-line-through-style="none" style:text-line-through-type="none" style:font-name="Liberation Serif" fo:font-size="12pt" fo:font-style="normal" style:text-underline-style="none" style:text-blinking="false" fo:background-color="transparent" loext:char-shading-value="0" style:font-size-asian="12pt" style:font-size-complex="12pt"/>
    </style:style>
    <style:style style:name="T50" style:family="text">
      <style:text-properties fo:font-variant="normal" fo:text-transform="none" fo:color="#212121" style:text-line-through-style="none" style:text-line-through-type="none" style:font-name="Liberation Serif" fo:font-size="12pt" style:text-underline-style="none" fo:font-weight="normal" style:text-blinking="false" fo:background-color="transparent" loext:char-shading-value="0" style:font-size-asian="12pt" style:font-size-complex="12pt"/>
    </style:style>
    <style:style style:name="T51" style:family="text">
      <style:text-properties fo:font-variant="normal" fo:text-transform="none" fo:color="#212121" style:text-line-through-style="none" style:text-line-through-type="none" style:font-name="Liberation Serif" fo:font-size="12pt" style:text-underline-style="none" style:text-blinking="false" fo:background-color="transparent" loext:char-shading-value="0" style:font-size-asian="12pt" style:font-size-complex="12pt"/>
    </style:style>
    <style:style style:name="T52" style:family="text">
      <style:text-properties fo:font-variant="normal" fo:text-transform="none" fo:color="#212121" style:text-line-through-style="none" style:text-line-through-type="none" style:text-underline-style="none" style:text-blinking="false" fo:background-color="transparent" loext:char-shading-value="0"/>
    </style:style>
    <style:style style:name="T53" style:family="text">
      <style:text-properties fo:font-variant="normal" fo:text-transform="none" fo:color="#212121" style:text-line-through-style="none" style:text-line-through-type="none" style:text-underline-style="none" fo:font-weight="normal" style:text-blinking="false" fo:background-color="transparent" loext:char-shading-value="0"/>
    </style:style>
    <style:style style:name="T54" style:family="text">
      <style:text-properties fo:font-variant="normal" fo:text-transform="none" fo:color="#212121" style:text-line-through-style="none" style:text-line-through-type="none" style:text-blinking="false" fo:background-color="transparent" loext:char-shading-value="0"/>
    </style:style>
    <style:style style:name="T55" style:family="text">
      <style:text-properties fo:font-variant="normal" fo:text-transform="none" fo:color="#212121" style:text-line-through-style="none" style:text-line-through-type="none" style:font-name="Raleway" fo:font-size="17pt" fo:font-style="normal" style:text-underline-style="none" fo:font-weight="bold" style:text-blinking="false" fo:background-color="transparent" loext:char-shading-value="0"/>
    </style:style>
    <style:style style:name="T56" style:family="text">
      <style:text-properties fo:font-variant="normal" fo:text-transform="none" fo:color="#212121" style:text-line-through-style="none" style:text-line-through-type="none" fo:font-size="17pt" fo:font-style="normal" style:text-underline-style="none" fo:font-weight="bold" style:text-blinking="false" fo:background-color="transparent" loext:char-shading-value="0"/>
    </style:style>
    <style:style style:name="T57" style:family="text">
      <style:text-properties fo:color="#000000" fo:background-color="transparent" loext:char-shading-value="0"/>
    </style:style>
    <style:style style:name="T58" style:family="text">
      <style:text-properties fo:color="#000000" fo:font-weight="bold" fo:background-color="transparent" loext:char-shading-value="0" style:font-weight-asian="bold" style:font-weight-complex="bold"/>
    </style:style>
    <style:style style:name="T59" style:family="text">
      <style:text-properties fo:font-style="italic"/>
    </style:style>
    <style:style style:name="T60" style:family="text">
      <style:text-properties fo:font-style="italic" fo:font-weight="bold"/>
    </style:style>
    <style:style style:name="T61" style:family="text">
      <style:text-properties style:text-underline-style="none"/>
    </style:style>
    <style:style style:name="T62" style:family="text">
      <style:text-properties fo:font-weight="normal" officeooo:rsid="0005aab2" style:font-weight-asian="normal" style:font-weight-complex="normal"/>
    </style:style>
    <style:style style:name="T63" style:family="text">
      <style:text-properties fo:font-weight="bold" style:font-weight-asian="bold" style:font-weight-complex="bold"/>
    </style:style>
    <style:style style:name="T64" style:family="text">
      <style:text-properties fo:font-weight="bold" fo:background-color="transparent" loext:char-shading-value="0"/>
    </style:style>
    <style:style style:name="T65" style:family="text">
      <style:text-properties style:font-name="Raleway" fo:font-size="17pt" fo:font-style="italic" fo:font-weight="bold"/>
    </style:style>
    <style:style style:name="T66" style:family="text">
      <style:text-properties fo:background-color="transparent" loext:char-shading-value="0"/>
    </style:style>
    <style:style style:name="T67" style:family="text">
      <style:text-properties fo:font-size="17pt" fo:font-style="italic" fo:font-weight="bold"/>
    </style:style>
    <style:style style:name="T68" style:family="text">
      <style:text-properties style:use-window-font-color="true"/>
    </style:style>
    <style:style style:name="T69" style:family="text">
      <style:text-properties style:use-window-font-color="true" style:font-name="Liberation Serif" fo:font-size="12pt" fo:font-style="normal" fo:font-weight="normal" style:font-size-asian="12pt" style:font-weight-asian="normal" style:font-size-complex="12pt" style:font-weight-complex="normal"/>
    </style:style>
    <style:style style:name="T70" style:family="text">
      <style:text-properties style:use-window-font-color="true" style:font-name="Liberation Serif" fo:font-size="12pt" fo:font-style="normal" fo:font-weight="normal" style:font-size-asian="12pt" style:font-style-asian="normal" style:font-weight-asian="normal" style:font-size-complex="12pt" style:font-style-complex="normal" style:font-weight-complex="normal"/>
    </style:style>
    <style:style style:name="T71" style:family="text">
      <style:text-properties style:use-window-font-color="true" style:font-name="Liberation Serif" fo:font-size="12pt" fo:font-style="normal" fo:font-weight="normal" officeooo:rsid="000b76e3" style:font-size-asian="12pt" style:font-style-asian="normal" style:font-weight-asian="normal" style:font-size-complex="12pt" style:font-style-complex="normal" style:font-weight-complex="normal"/>
    </style:style>
    <style:style style:name="T72" style:family="text">
      <style:text-properties style:use-window-font-color="true" style:font-name="Liberation Serif" fo:font-size="12pt" fo:font-weight="normal" style:font-size-asian="12pt" style:font-weight-asian="normal" style:font-size-complex="12pt" style:font-weight-complex="normal"/>
    </style:style>
    <style:style style:name="T73" style:family="text">
      <style:text-properties style:use-window-font-color="true" officeooo:rsid="000b76e3"/>
    </style:style>
    <style:style style:name="T74" style:family="text">
      <style:text-properties fo:font-style="normal"/>
    </style:style>
    <style:style style:name="T75" style:family="text">
      <style:text-properties fo:font-style="normal" style:font-style-asian="normal" style:font-style-complex="normal"/>
    </style:style>
    <style:style style:name="T76" style:family="text">
      <style:text-properties fo:font-style="normal" style:text-underline-style="none" style:font-style-asian="normal" style:font-style-complex="normal"/>
    </style:style>
    <style:style style:name="T77" style:family="text">
      <style:text-properties fo:font-style="normal" style:text-underline-style="none" fo:font-weight="bold" style:font-style-asian="normal" style:font-weight-asian="bold" style:font-style-complex="normal" style:font-weight-complex="bold"/>
    </style:style>
    <style:style style:name="T78" style:family="text">
      <style:text-properties fo:font-style="normal" fo:font-weight="bold"/>
    </style:style>
    <style:style style:name="T79"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80" style:family="text">
      <style:text-properties style:font-name="Liberation Serif"/>
    </style:style>
    <style:style style:name="T81" style:family="text">
      <style:text-properties style:font-name="Liberation Serif" fo:font-size="12pt" style:font-size-asian="12pt" style:font-size-complex="12pt"/>
    </style:style>
    <style:style style:name="T82" style:family="text">
      <style:text-properties style:font-name="Liberation Serif" fo:font-size="12pt" officeooo:rsid="000b76e3" style:font-size-asian="12pt" style:font-size-complex="12pt"/>
    </style:style>
    <style:style style:name="T83" style:family="text">
      <style:text-properties style:font-name="Liberation Serif" fo:font-size="12pt" fo:background-color="transparent" loext:char-shading-value="0" style:font-size-asian="12pt" style:font-size-complex="12pt"/>
    </style:style>
    <style:style style:name="T84" style:family="text">
      <style:text-properties style:font-name="Liberation Serif" fo:font-size="12pt" fo:font-weight="bold" fo:background-color="transparent" loext:char-shading-value="0" style:font-size-asian="12pt" style:font-size-complex="12pt"/>
    </style:style>
    <style:style style:name="T85" style:family="text">
      <style:text-properties style:font-name="Liberation Serif" fo:font-size="12pt" fo:font-weight="bold" style:font-size-asian="12pt" style:font-weight-asian="bold" style:font-size-complex="12pt" style:font-weight-complex="bold"/>
    </style:style>
    <style:style style:name="T86" style:family="text">
      <style:text-properties style:font-name="Liberation Serif" fo:font-size="12pt" fo:font-style="normal" style:text-underline-style="none" fo:font-weight="bold" style:font-size-asian="12pt" style:font-style-asian="normal" style:font-weight-asian="bold" style:font-size-complex="12pt" style:font-style-complex="normal" style:font-weight-complex="bold"/>
    </style:style>
    <style:style style:name="T87"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88" style:family="text">
      <style:text-properties style:font-name="Liberation Serif"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89" style:family="text">
      <style:text-properties style:font-name="Liberation Serif" fo:font-size="12pt" fo:font-style="normal" style:font-size-asian="12pt" style:font-style-asian="normal" style:font-weight-asian="bold" style:font-size-complex="12pt" style:font-style-complex="normal" style:font-weight-complex="bold"/>
    </style:style>
    <style:style style:name="T90"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91" style:family="text">
      <style:text-properties style:font-name="Liberation Serif" fo:font-size="12pt" fo:font-style="normal" fo:font-weight="normal" officeooo:rsid="000b76e3" style:font-size-asian="12pt" style:font-style-asian="normal" style:font-weight-asian="normal" style:font-size-complex="12pt" style:font-style-complex="normal" style:font-weight-complex="normal"/>
    </style:style>
    <style:style style:name="T92" style:family="text">
      <style:text-properties style:font-name="Liberation Serif" fo:font-size="12pt" fo:font-weight="normal" style:font-size-asian="12pt" style:font-weight-asian="normal" style:font-size-complex="12pt" style:font-weight-complex="normal"/>
    </style:style>
    <style:style style:name="T93" style:family="text">
      <style:text-properties style:font-name="Liberation Serif" fo:font-size="12pt" fo:font-style="italic" fo:font-weight="bold" style:font-size-asian="12pt" style:font-style-asian="italic" style:font-weight-asian="bold" style:font-size-complex="12pt" style:font-style-complex="italic" style:font-weight-complex="bold"/>
    </style:style>
    <style:style style:name="T94"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95" style:family="text">
      <style:text-properties officeooo:rsid="000b76e3"/>
    </style:style>
    <style:style style:name="T96" style:family="text">
      <style:text-properties style:font-name="Roboto Mono" fo:font-size="28pt" fo:font-style="normal" fo:font-weight="bold"/>
    </style:style>
    <style:style style:name="T97" style:family="text">
      <style:text-properties fo:font-size="28pt" fo:font-style="normal"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P(Internet Protocol) IPv4 y IPv6</text:p>
      <text:p text:style-name="P2"/>
      <text:p text:style-name="P3">1)¿Qué es una IP?</text:p>
      <text:p text:style-name="P5"/>
      <text:p text:style-name="P5"><text:tab/>La dirección IP (Internet protocol) <text:s/>o en español (Protocolo de Internet) es como la ‘matrícula’ de un coche o el número de DNI de una persona. Es un código que va a identificar a cada usuario que está navegando por cualquier red, y es la forma que tiene internet de saber quién es quién, ya sea un dominio o un equipo. Un dispositivo no va a poder establecer comunicaciones con nadie si no cuenta con una de estas direcciones.</text:p>
      <text:p text:style-name="P5"/>
      <text:p text:style-name="P4"><text:span text:style-name="T1">1.1)¿Cómo funciona una IP?</text:span></text:p>
      <text:p text:style-name="P6"><text:span text:style-name="T62"/></text:p>
      <text:p text:style-name="P24"><text:bookmark text:name="docs-internal-guid-cbfbe2e2-7fff-e589-1b8d-1a8fbc8f9fa3"/><text:tab/>El router es el que se encarga de asignar las IPs a los diferentes dispositivos que se van conectando.<text:span text:style-name="T26"> </text:span><text:span text:style-name="T27">Gracias a esto es imposible que dos equipos tengan la misma IP. Por esta misma razón, no es posible mantener conexiones fijas entre varios dispositivos, como carpetas compartidas e impresoras. Puesto que cada vez que se conecten los equipos tendrán una IP diferente; esto es lo que sucede con las IPs dinámicas</text:span><text:span text:style-name="T28">.</text:span></text:p>
      <text:p text:style-name="P24"><text:span text:style-name="T28"/></text:p>
      <text:p text:style-name="P4"><text:span text:style-name="T37">1.2)¿Para que sirve el IP?</text:span></text:p>
      <text:p text:style-name="P6"><text:span text:style-name="T35"/></text:p>
      <text:p text:style-name="Standard"><text:bookmark text:name="docs-internal-guid-7e733052-7fff-6eef-cfff-e5520b66ed1d"/><text:span text:style-name="T41"><text:tab/></text:span>Una IP sirve para identificar, pero también para localizar a un equipo o incluso portal online dentro de una red o de internet. Se puede definir como la “matrícula” de un dispositivo en cualquier red, algo que permite saber cuál es exactamente y cómo se conecta.</text:p>
      <text:p text:style-name="Standard"><text:tab/>Su uso es de suma importancia dentro de las redes de cualquier tipo, ya que sin estas direcciones sería imposible detectar los equipos y distinguirlos, ya que son prácticamente lo que les da un nombre para distinguirlos.</text:p>
      <text:p text:style-name="Standard"/>
      <text:p text:style-name="P1"><text:bookmark text:name="docs-internal-guid-e152fc07-7fff-205b-b8b8-6a1e2cd99788"/><text:span text:style-name="T42">1.3) Sus Características</text:span></text:p>
      <text:p text:style-name="Standard"><text:line-break/><text:bookmark text:name="docs-internal-guid-75486a83-7fff-e20a-4dc8-47e1f5b42e35"/><text:span text:style-name="T2">Las características básicas del protocolo IP son las siguientes:</text:span></text:p>
      <text:list xml:id="list1842666104" text:style-name="L1">
        <text:list-item>
          <text:p text:style-name="P28"><text:span text:style-name="T58">Sin conexión:</text:span><text:span text:style-name="T66"> </text:span><text:span text:style-name="T57">no se establece ninguna conexión con el destino antes de enviar los paquetes de datos.</text:span></text:p>
        </text:list-item>
      </text:list>
      <text:list xml:id="list2803701426" text:style-name="L2">
        <text:list-item>
          <text:p text:style-name="P29"><text:span text:style-name="T63">Máximo esfuerzo (no confiable):</text:span> la entrega de paquetes no está garantizada.</text:p>
        </text:list-item>
        <text:list-item>
          <text:p text:style-name="P29"><text:span text:style-name="T63">Independiente de los medios:</text:span> la operación es independiente del medio que transporta los datos. </text:p>
        </text:list-item>
      </text:list>
      <text:p text:style-name="P17"/>
      <text:p text:style-name="P17"><text:bookmark text:name="docs-internal-guid-28a5cecc-7fff-cb58-8eb9-f948af8bd504"/><text:span text:style-name="T43">1.4) ¿Cómo saber nuestra IP?</text:span></text:p>
      <text:p text:style-name="P17"/>
      <text:p text:style-name="P18"><text:bookmark text:name="docs-internal-guid-0467f95e-7fff-a450-9383-d7b4d3adc750"/><text:span text:style-name="T30"><text:tab/>Para conocer la dirección IP privada de nuestro ordenador, la forma más rápida y sencilla es abrir una ventana de MS-DOS tecleando “cmd” en la aplicación Cortana de Windows 10 y escribir en ella </text:span><text:span text:style-name="T43">“ipconfig”.</text:span></text:p>
      <text:p text:style-name="P18"><text:span text:style-name="T43"/></text:p>
      <text:p text:style-name="P1"><text:bookmark text:name="docs-internal-guid-1e80d4e6-7fff-5cb0-65b1-2794fbcf6d91"/><text:span text:style-name="T4">2.</text:span><text:span text:style-name="T14">¿Qué es IPv4?</text:span><text:span text:style-name="T43"> </text:span></text:p>
      <text:p text:style-name="Standard"/>
      <text:p text:style-name="P30"><text:bookmark text:name="docs-internal-guid-3b3db641-7fff-e8cd-344c-d8cfa29a38e9"/><text:tab/>El protocolo IPv4 es uno de los protocolos fundamentales de Internet, ya que es el que identifica los diferentes dispositivos conectados a la red. Una dirección IPv4 tiene 32 bits, por lo que tenemos casi 4.300 millones de direcciones únicas, aunque muchas de ellas están reservadas para tareas específicas, como por ejemplo los rangos de direccionamiento IP privado (LAN) que no son enrutables a través de Internet. </text:p>
      <text:p text:style-name="P30"><text:tab/>Una dirección IPv4 se representa normalmente en formato decimal separado por puntos, los 32 bits están subdivididos en octetos de 8 bits cada uno.</text:p>
      <text:p text:style-name="Standard"/>
      <text:p text:style-name="Standard"><text:soft-page-break/></text:p>
      <text:p text:style-name="P19"><text:bookmark text:name="docs-internal-guid-cffc7e2d-7fff-c38e-d4a9-2c0ab46a8c8f"/><text:span text:style-name="T3">2.1)</text:span><text:span text:style-name="T5"> ¿Para qué sirve IPv4?</text:span> </text:p>
      <text:p text:style-name="Standard"/>
      <text:p text:style-name="P30"><text:bookmark text:name="docs-internal-guid-5e1a2049-7fff-5116-6cc2-024e3c68fdf8"/><text:tab/>IPv4 funciona en la capa de red de la pila de protocolos TCP o IP. Su tarea principal es principalmente transferir los bloques de datos desde el host de envío al host de destino, donde los remitentes y los receptores son ordenadores que se identifican de forma única por las direcciones de protocolo de Internet.</text:p>
      <text:p text:style-name="P30"><text:tab/>Esta versión de IP funciona en la capa de red del modelo OSI y en la capa de Internet del modelo TCP o IP.Esto le da a la IP la responsabilidad de identificar el host basado en las direcciones lógicas y enrutar los datos entre ellas o entre ellas a través de la red subyacente. <text:span text:style-name="T81"><text:line-break/></text:span><text:bookmark text:name="docs-internal-guid-1585ca7b-7fff-fe24-16f9-bc79e9e67383"/><text:span text:style-name="T81"><text:tab/></text:span><text:span text:style-name="T47">Esta IP que tiene un protocolo de 3 capas obtiene los segmentos de datos de la 4ª capa que es el transporte y los divide en lo que se conoce como el paquete. El paquete IP encapsula la unidad de datos que se recibe de la capa anterior y añade su propia información de cabecera.</text:span><text:span text:style-name="T81"> </text:span></text:p>
      <text:p text:style-name="P30"><text:span text:style-name="T81"/></text:p>
      <text:p text:style-name="P17"><text:bookmark text:name="docs-internal-guid-c043de91-7fff-5eda-e4b2-ab4cf3453676"/><text:span text:style-name="T5">2.2) ¿Cómo está formado?</text:span></text:p>
      <text:p text:style-name="P30"><text:span text:style-name="T81"/></text:p>
      <text:list xml:id="list3326064865" text:style-name="L4">
        <text:list-item>
          <text:p text:style-name="P31"><text:bookmark text:name="docs-internal-guid-baa63195-7fff-0b84-2bc6-56d2a093d274"/><text:span text:style-name="T84">Versión:</text:span><text:span text:style-name="T83"> Este campo nos indica la versión de IP que estamos usando, solo IPv4 usa este encabezado, por lo que siempre encontraremos el valor decimal 4.</text:span></text:p>
          <text:p text:style-name="P31"><text:span text:style-name="T83"/></text:p>
        </text:list-item>
        <text:list-item>
          <text:p text:style-name="P31"><text:span text:style-name="T48">IHL (Header Length):</text:span><text:span text:style-name="T50"> </text:span><text:span text:style-name="T47">Campo de 4 bits, nos indica la longitud del encabezado IP en incrementos de 32 bits.</text:span></text:p>
          <text:p text:style-name="P31"><text:span text:style-name="T47"/></text:p>
        </text:list-item>
        <text:list-item>
          <text:p text:style-name="P8"><text:bookmark text:name="docs-internal-guid-c82fbb2e-7fff-a4ad-a59f-d0d9e5daa0df"/><text:span text:style-name="T64">Tipo de servicio (Type of Service): </text:span><text:span text:style-name="T66">Campo para la Calidad de Servicio (QoS). 8 bits que podemos usar para marcar el paquete y darle un cierto tratamiento.</text:span></text:p>
          <text:p text:style-name="P8"><text:span text:style-name="T66"/></text:p>
        </text:list-item>
        <text:list-item text:style-override="L5">
          <text:p text:style-name="P9"><text:span text:style-name="T64">Longitud Total (Total Length):</text:span><text:span text:style-name="T66"> Campo de 16 bits, indica el tamaño completo del paquete IP, esto es encabezado y datos. El tamaño mínimo es de 20 bytes (si no tiene datos) y el tamaño máximo es de 65.535 bytes, que es el valor más alto que puede crear con 16 bits.</text:span></text:p>
          <text:p text:style-name="P9"><text:span text:style-name="T66"/></text:p>
        </text:list-item>
        <text:list-item text:style-override="L5">
          <text:p text:style-name="P10"><text:bookmark text:name="docs-internal-guid-28adc91c-7fff-38c5-6ee7-4e945817daf0"/><text:span text:style-name="T64">Identificación (Identification): </text:span><text:span text:style-name="T66">Si el paquete IP está fragmentado, cada paquete fragmentado utilizará el mismo número de identificación de 16 bits para identificar a qué paquete IP pertenecen.</text:span></text:p>
          <text:p text:style-name="P10"><text:span text:style-name="T66"/></text:p>
        </text:list-item>
        <text:list-item text:style-override="L5">
          <text:p text:style-name="P32"><text:span text:style-name="T48">Desplazamiento de fragmentos (Fragment Offset):</text:span><text:span text:style-name="T50"> </text:span><text:span text:style-name="T47">Campo de 13 bits, que indica la posición específica del fragmento en el paquete fragmentado originalmente.</text:span><text:span text:style-name="T83"> </text:span></text:p>
          <text:p text:style-name="P32"><text:span text:style-name="T83"/></text:p>
        </text:list-item>
        <text:list-item text:style-override="L5">
          <text:p text:style-name="P32"><text:bookmark text:name="docs-internal-guid-bf2b0e57-7fff-fdff-2053-5b5a7075834c"/><text:span text:style-name="T63">Señaladores (IP Flags):</text:span> Hay 3 bits que se utilizan para la fragmentación</text:p>
        </text:list-item>
      </text:list>
      <text:list xml:id="list502493652" text:style-name="L7">
        <text:list-item>
          <text:list>
            <text:list-item>
              <text:p text:style-name="P33">El primer bit siempre se establece en 0.</text:p>
            </text:list-item>
            <text:list-item>
              <text:p text:style-name="P33">El segundo bit se llama bit DF (Do not Fragment) e indica que este paquete no debe estar fragmentado.</text:p>
            </text:list-item>
            <text:list-item>
              <text:p text:style-name="P33">El tercer bit se llama bit MF (Más Fragmentos) y se establece en todos los paquetes fragmentados, excepto en el último.</text:p>
              <text:p text:style-name="P33"/>
            </text:list-item>
          </text:list>
        </text:list-item>
        <text:list-item>
          <text:p text:style-name="P12"><text:bookmark text:name="docs-internal-guid-e3ea9557-7fff-b6b9-da09-1b80e87a3405"/><text:span text:style-name="T64">Tiempo de existencia (Time to Live):</text:span><text:span text:style-name="T66"> Cada vez que un paquete de IP pasa a través de un router, el campo de tiempo de vida se reduce en 1. Una vez que llega a 0, el router eliminará el paquete y enviará un mensaje ICMP de tiempo excedido al remitente.</text:span></text:p>
          <text:p text:style-name="P12"><text:span text:style-name="T66"/></text:p>
        </text:list-item>
        <text:list-item>
          <text:p text:style-name="P12"><text:span text:style-name="T45">Protocolo (Protocol):</text:span><text:span text:style-name="T53"> </text:span><text:span text:style-name="T44">Campo de 8 bits que nos indica qué protocolo está encapsulado en el paquete IP.</text:span> </text:p>
          <text:p text:style-name="P12"/>
        </text:list-item>
        <text:list-item>
          <text:p text:style-name="P12"><text:bookmark text:name="docs-internal-guid-599cf850-7fff-4fcc-f0b8-421ee003333f"/><text:soft-page-break/><text:span text:style-name="T64">Checksum del encabezado (Header Checksum):</text:span><text:span text:style-name="T66"> Campo de 16 bits que se usa para almacenar una suma de comprobación del encabezado. El receptor puede usar la suma de verificación para verificar si hay algún error en el encabezado.</text:span></text:p>
          <text:p text:style-name="P12"><text:span text:style-name="T66"/></text:p>
        </text:list-item>
        <text:list-item>
          <text:p text:style-name="P34"><text:span text:style-name="T48">Dirección de origen (Source Address):</text:span><text:span text:style-name="T50"> </text:span><text:span text:style-name="T47">Campo con la dirección IP de origen de 32 bits</text:span><text:span text:style-name="T81"> </text:span></text:p>
          <text:p text:style-name="P34"><text:span text:style-name="T81"/></text:p>
        </text:list-item>
        <text:list-item>
          <text:p text:style-name="P12"><text:bookmark text:name="docs-internal-guid-55d67e06-7fff-1724-bf3c-854fa7271c30"/><text:span text:style-name="T64">Dirección de destino (Destination Address): </text:span><text:span text:style-name="T66">Campo con la dirección IP de destino de 32 bits.</text:span></text:p>
          <text:p text:style-name="P12"><text:span text:style-name="T66"/></text:p>
        </text:list-item>
        <text:list-item>
          <text:p text:style-name="P12"><text:span text:style-name="T45">Opciones (IP Option):</text:span><text:span text:style-name="T53"> </text:span><text:span text:style-name="T44">Este campo no se usa con frecuencia, es opcional y tiene una longitud variable según las opciones que se usaron.</text:span> </text:p>
        </text:list-item>
      </text:list>
      <text:p text:style-name="P11"/>
      <text:p text:style-name="P17"><text:bookmark text:name="docs-internal-guid-de2d2e5d-7fff-c124-59de-2da715169e2d"/><text:span text:style-name="T5">2.3)Sus características</text:span> </text:p>
      <text:p text:style-name="P17"/>
      <text:p text:style-name="Standard"><text:bookmark text:name="docs-internal-guid-1afcefea-7fff-14df-a20e-5d16cee56132"/><text:span text:style-name="T64">Dirección:</text:span><text:span text:style-name="T66"> IPV4 tiene 32 bits de longitud</text:span></text:p>
      <text:list xml:id="list2875089011" text:style-name="L11">
        <text:list-item>
          <text:p text:style-name="P35"><text:span text:style-name="T64">Tiempo de vida máximo de la dirección:</text:span><text:span text:style-name="T66"> Gestión mediante DHCP</text:span></text:p>
        </text:list-item>
        <text:list-item>
          <text:p text:style-name="P35"><text:span text:style-name="T64">Tamaño de los paquetes: </text:span><text:span text:style-name="T66">Para la designación de la red desde el sistema central</text:span></text:p>
        </text:list-item>
        <text:list-item>
          <text:p text:style-name="P36"><text:span text:style-name="T64">Fragmentación de los paquetes: </text:span><text:span text:style-name="T66">Se necesitan 576 bytes</text:span></text:p>
        </text:list-item>
        <text:list-item>
          <text:p text:style-name="P36"><text:span text:style-name="T45">Broadcast: </text:span><text:span text:style-name="T44">Sí</text:span> </text:p>
        </text:list-item>
        <text:list-item>
          <text:p text:style-name="P13"><text:bookmark text:name="docs-internal-guid-063ca988-7fff-61ae-4558-904066ceadda"/><text:span text:style-name="T64">Cabecera IP:</text:span><text:span text:style-name="T66"> Tamaño variable entre 20 y 60 bytes</text:span></text:p>
        </text:list-item>
      </text:list>
      <text:list xml:id="list3018106449" text:style-name="L12">
        <text:list-item>
          <text:p text:style-name="P14"><text:span text:style-name="T64">Conexión LAN:</text:span><text:span text:style-name="T66"> Requiere de LAN para ir a la capa física</text:span></text:p>
        </text:list-item>
        <text:list-item>
          <text:p text:style-name="P15"><text:span text:style-name="T64">Filtrado de paquetes:</text:span><text:span text:style-name="T66"> Funciones de cortafuegos dentro del TCP/IP</text:span></text:p>
        </text:list-item>
        <text:list-item>
          <text:p text:style-name="P15"><text:span text:style-name="T45">Administración de subredes locales:</text:span><text:span text:style-name="T53"> </text:span><text:span text:style-name="T44">IGMP</text:span> </text:p>
        </text:list-item>
      </text:list>
      <text:p text:style-name="P11"/>
      <text:p text:style-name="P17"><text:bookmark text:name="docs-internal-guid-f5858e8b-7fff-eb42-7ad4-2284593e51c5"/><text:span text:style-name="T3">3.</text:span><text:span text:style-name="T5">¿Qué es IPv6?</text:span> </text:p>
      <text:p text:style-name="P17"/>
      <text:p text:style-name="Standard"><text:span text:style-name="T40"><text:tab/>U</text:span><text:span text:style-name="T39">n nuevo protocolo con el que se generan nuevos tipos de </text:span><text:span text:style-name="T38">direcciones IP más largos y complejos</text:span><text:span text:style-name="T39">. Estas direcciones son las matrículas que utilizan los dispositivos a la hora de conectarse a Internet, y este nuevo protocolo está creado para que nos aseguremos de tener los suficientes para los próximos años. </text:span><text:span text:style-name="T40">L</text:span><text:span text:style-name="T69">a IPv6 es la garantía de que podremos seguir teniendo IPs libres en el futuro</text:span></text:p>
      <text:p text:style-name="Standard"><text:span text:style-name="T69"/></text:p>
      <text:p text:style-name="P17"><text:bookmark text:name="docs-internal-guid-ecf07d63-7fff-2c58-3893-b26dd506f3c5"/><text:span text:style-name="T3">3.1)</text:span><text:span text:style-name="T5"> Por que debemos usar el IPv6 </text:span></text:p>
      <text:p text:style-name="P27"><text:span text:style-name="T61"><text:line-break/></text:span><text:bookmark text:name="docs-internal-guid-d5fd11ea-7fff-73a3-6e9c-e3acfd57a3f8"/><text:span text:style-name="T61"><text:tab/></text:span><text:span text:style-name="T26">Cuando se plantea el cambio a IPv6, no solo se plantea la utilización de unas direcciones mayores para que no tengamos el problema del agotamiento en un determinado tiempo, sino que además se aprovecha para incluir una serie de mejoras.</text:span> </text:p>
      <text:p text:style-name="P27"/>
      <text:p text:style-name="P19"><text:bookmark text:name="docs-internal-guid-ca4eb696-7fff-7251-eccf-b0b5b5348bfd"/>3.2) ¿Cómo está formado?</text:p>
      <text:p text:style-name="P25"><text:span text:style-name="T75"><text:line-break/></text:span><text:bookmark text:name="docs-internal-guid-17d03ae2-7fff-c071-306d-6cd88f274d6f"/><text:span text:style-name="T75"><text:tab/></text:span><text:span text:style-name="T29">Una dirección IPv6</text:span><text:span text:style-name="T26"> </text:span><text:span text:style-name="T29">tiene un tamaño de 128 bits y se compone de ocho campos de 16 bits, cada uno de ellos unido por dos puntos. Cada campo debe contener un número hexadecimal, a diferencia de la notación decimal con puntos de las direcciones IPv4 lo demás tiene muchos campos son :</text:span> </text:p>
      <text:list xml:id="list1122172819" text:style-name="L13">
        <text:list-item>
          <text:p text:style-name="P37"><text:bookmark text:name="docs-internal-guid-e4c7e398-7fff-1d25-b3f0-342a355d0eba"/><text:span text:style-name="T48">Version:</text:span><text:span text:style-name="T51"> </text:span><text:span text:style-name="T49">campo de 4 bits que identifica la versión del paquete IP. Para los paquetes IPv6, este campo siempre tiene el valor 0110</text:span></text:p>
          <text:p text:style-name="P37"><text:span text:style-name="T49"/></text:p>
        </text:list-item>
        <text:list-item>
          <text:p text:style-name="P37"><text:span text:style-name="T48">Clase de tráfico:</text:span><text:span text:style-name="T51"> </text:span><text:span text:style-name="T49">Se utiliza para clasificar paquetes y controlar la congestión del tráfico.</text:span></text:p>
          <text:p text:style-name="P37"><text:span text:style-name="T49"/></text:p>
        </text:list-item>
        <text:list-item>
          <text:p text:style-name="P37"><text:span text:style-name="T48">Identificador de flujo:</text:span><text:span text:style-name="T50"> </text:span><text:span text:style-name="T47">Se puede utilizar para indicar a los routers y switches que deben mantener la misma ruta para el flujo de paquetes</text:span></text:p>
          <text:p text:style-name="P37"><text:span text:style-name="T47"/></text:p>
        </text:list-item>
        <text:list-item>
          <text:p text:style-name="P37"><text:soft-page-break/><text:span text:style-name="T48">Longitud de contenido:</text:span><text:span text:style-name="T50"> </text:span><text:span text:style-name="T47">campo de 16 bits equivalente al campo Longitud total del encabezado de IPv4</text:span><text:span text:style-name="T81"> </text:span></text:p>
          <text:p text:style-name="P37"><text:span text:style-name="T81"/></text:p>
        </text:list-item>
        <text:list-item>
          <text:p text:style-name="P16"><text:bookmark text:name="docs-internal-guid-1dd4bfd4-7fff-da6c-5b36-e52bcb854700"/><text:span text:style-name="T45">Siguiente encabezado:</text:span><text:span text:style-name="T46">es como la capa de protocolo de el ipv4 y Indica el tipo de contenido de datos que transporta el paquete, lo que permite que la capa de red pase los datos al protocolo de capa superior correspondiente</text:span></text:p>
          <text:p text:style-name="P16"><text:span text:style-name="T46"/></text:p>
        </text:list-item>
        <text:list-item>
          <text:p text:style-name="P16"><text:span text:style-name="T45">Límite de saltos:</text:span><text:span text:style-name="T52"> </text:span><text:span text:style-name="T46">Cuando cada router envía un paquete, este valor disminuye su valor en uno. Cuando el contador llega a 0, el paquete se descarta y se reenvía un mensaje de ICMPv6 al host emisor en el que se indica que el paquete no llegó a su destino.</text:span></text:p>
          <text:p text:style-name="P16"><text:span text:style-name="T46"/></text:p>
        </text:list-item>
        <text:list-item>
          <text:p text:style-name="P16"><text:span text:style-name="T45">Dirección IP de origen: </text:span><text:span text:style-name="T44">campo de 128 bits que identifica la dirección IPv6 del host emisor.</text:span></text:p>
          <text:p text:style-name="P16"><text:span text:style-name="T44"/></text:p>
        </text:list-item>
        <text:list-item>
          <text:p text:style-name="P16"><text:span text:style-name="T45">Dirección IP de destino: </text:span><text:span text:style-name="T44">campo de 128 bits que identifica la dirección IPv6 del host receptor. </text:span></text:p>
        </text:list-item>
      </text:list>
      <text:p text:style-name="P17"><text:bookmark text:name="docs-internal-guid-b7b33a42-7fff-26da-713f-dbfc2879a512"/><text:span text:style-name="T3">3.3)Sus características</text:span><text:span text:style-name="T54"> </text:span></text:p>
      <text:p text:style-name="P7"/>
      <text:list xml:id="list95047006" text:style-name="L14">
        <text:list-item>
          <text:p text:style-name="P38"><text:bookmark text:name="docs-internal-guid-2af7f0ae-7fff-707b-f60f-330dacc2e57c"/><text:span text:style-name="T81">Mayor número de bits en el direccionamiento</text:span></text:p>
          <text:p text:style-name="P38"><text:span text:style-name="T81"/></text:p>
        </text:list-item>
        <text:list-item>
          <text:p text:style-name="P38"><text:span text:style-name="T81">Mejor organización del direccionamiento</text:span></text:p>
          <text:p text:style-name="P38"><text:span text:style-name="T81"/></text:p>
        </text:list-item>
        <text:list-item>
          <text:p text:style-name="P38"><text:span text:style-name="T81">Encabezados más simples</text:span></text:p>
          <text:p text:style-name="P38"><text:span text:style-name="T82"/></text:p>
        </text:list-item>
        <text:list-item>
          <text:p text:style-name="P38"><text:span text:style-name="T82">S</text:span><text:span text:style-name="T81">eguridad de Nivel de red obligatorio</text:span></text:p>
          <text:p text:style-name="P38"><text:span text:style-name="T81"/></text:p>
        </text:list-item>
        <text:list-item>
          <text:p text:style-name="P38"><text:span text:style-name="T81">Paquetes hasta 4GB</text:span></text:p>
        </text:list-item>
      </text:list>
      <text:p text:style-name="Standard"><text:line-break/><text:bookmark text:name="docs-internal-guid-538f51c5-7fff-4d82-7f4d-bedee575df07"/><text:span text:style-name="T11">4)La diferencia entre el IPv4 y IPv6</text:span><text:span text:style-name="T86"> </text:span></text:p>
      <text:p text:style-name="P20"/>
      <text:p text:style-name="P21"><text:bookmark text:name="docs-internal-guid-19a2921c-7fff-9cdb-54ce-8c1a1661bac3"/>En este caso hay muchas diferencias entre los dos IPs v4 y v6 los más importantes y necesarios para saber :</text:p>
      <text:list xml:id="list1475690281" text:style-name="L15">
        <text:list-item>
          <text:p text:style-name="P23"><text:span text:style-name="T59">IPv4 tiene una longitud de dirección de 32 bits, mientras que IPv6 tiene una longitud de dirección de 128 bits</text:span></text:p>
          <text:p text:style-name="P23"><text:span text:style-name="T59"/></text:p>
        </text:list-item>
        <text:list-item>
          <text:p text:style-name="P22">El encabezado de ipv4 es 20bits en el ipv6 es 40 bits</text:p>
          <text:p text:style-name="P22"/>
        </text:list-item>
        <text:list-item>
          <text:p text:style-name="P26"><text:span text:style-name="T32">L</text:span><text:span text:style-name="T31">a cantidad de direcciones IP que se pueden obtener el IPv4 es </text:span><text:span text:style-name="T33">4.294.967.296 de direcciones IP posibles </text:span><text:span text:style-name="T31">más de 4 mil millones de direcciones</text:span></text:p>
        </text:list-item>
      </text:list>
      <text:p text:style-name="P25"><text:span text:style-name="T31"/></text:p>
      <text:list xml:id="list140612154537569" text:continue-numbering="true" text:style-name="L15">
        <text:list-item>
          <text:p text:style-name="P22"><text:span text:style-name="T73">L</text:span><text:span text:style-name="T68">a cantidad de direcciones IP que se pueden obtener el IPv6 será. </text:span></text:p>
          <text:p text:style-name="P22"><text:span text:style-name="T68"/></text:p>
        </text:list-item>
        <text:list-item>
          <text:p text:style-name="P40"><text:span text:style-name="T71">Hay </text:span><text:span text:style-name="T70">340.282.366.920.938.463.463.374.607 </text:span><text:span text:style-name="T34">direcciones posible</text:span><text:span text:style-name="T36">s</text:span></text:p>
        </text:list-item>
        <text:list-item>
          <text:p text:style-name="P39"><text:bookmark text:name="docs-internal-guid-259928e1-7fff-cc8b-2ab1-37564a0b8998"/>Una dercicion IPv4: 192.168.0.1, 66.228.118.51, 173.194.33.16 esta formado por decimal</text:p>
          <text:p text:style-name="P39"/>
        </text:list-item>
        <text:list-item>
          <text:p text:style-name="P39">Una dirección de IPv6: 2607 : f0d0 : 4545 : 3 : 200 : f8ff : fe21 : 67cf está formado por hexadecimal </text:p>
          <text:p text:style-name="P39"/>
        </text:list-item>
      </text:list>
      <text:p text:style-name="Standard"><text:span text:style-name="T68"><text:line-break/></text:span><text:span text:style-name="T72"><text:line-break/></text:span></text:p>
      <text:p text:style-name="P20"><text:soft-page-break/><text:line-break/></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eorgia" svg:font-family="Georgia"/>
    <style:font-face style:name="Lato" svg:font-family="Lato, sans-serif"/>
    <style:font-face style:name="Montserrat" svg:font-family="Montserrat, sans-serif"/>
    <style:font-face style:name="Raleway" svg:font-family="Raleway, sans-serif"/>
    <style:font-face style:name="Roboto Mono" svg:font-family="'Roboto Mono',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variant="normal" fo:text-transform="none" fo:color="#212121" style:text-line-through-style="none" style:text-line-through-type="none" style:font-name="Lato" fo:font-family="Lato, sans-serif" fo:font-size="20pt" fo:font-style="normal" style:text-underline-style="none" fo:font-weight="normal" style:text-blinking="fals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3-05T13:21:57.068000000</meta:creation-date>
    <dc:date>2020-03-05T14:06:10.504000000</dc:date>
    <meta:editing-duration>PT12M31S</meta:editing-duration>
    <meta:editing-cycles>2</meta:editing-cycles>
    <meta:generator>LibreOffice/6.3.4.2$Windows_X86_64 LibreOffice_project/60da17e045e08f1793c57c00ba83cdfce946d0aa</meta:generator>
    <meta:document-statistic meta:table-count="0" meta:image-count="0" meta:object-count="0" meta:page-count="5" meta:paragraph-count="107" meta:word-count="1680" meta:character-count="9369" meta:non-whitespace-character-count="7797"/>
  </office:meta>
</office:document-meta>
</file>